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80F334F17C44DF82A6.jpg" manifest:media-type="image/jpe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506cm" style:use-optimal-column-width="false"/>
    </style:style>
    <style:style style:name="co2" style:family="table-column">
      <style:table-column-properties style:column-width="1.507cm" style:use-optimal-column-width="false"/>
    </style:style>
    <style:style style:name="co3" style:family="table-column">
      <style:table-column-properties style:column-width="1.509cm" style:use-optimal-column-width="false"/>
    </style:style>
    <style:style style:name="ro1" style:family="table-row">
      <style:table-row-properties style:row-height="4.009cm"/>
    </style:style>
    <style:style style:name="ce1" style:family="table-cell">
      <loext:graphic-properties draw:fill-color="#ffffff"/>
      <style:paragraph-properties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" style:family="table-cell">
      <loext:graphic-properties draw:fill-color="#eeeeee"/>
      <style:paragraph-properties fo:border-left="none" fo:border-right="none" fo:border-top="0.03pt solid #000000" fo:border-bottom="0.03pt solid #000000"/>
    </style:style>
    <style:style style:name="ce3" style:family="table-cell">
      <loext:graphic-properties draw:fill-color="#cccccc"/>
      <style:paragraph-properties fo:border-left="none" fo:border-right="none" fo:border-top="0.03pt solid #000000" fo:border-bottom="0.03pt solid #000000"/>
    </style:style>
    <style:style style:name="ce4" style:family="table-cell">
      <loext:graphic-properties draw:fill-color="#b2b2b2"/>
      <style:paragraph-properties fo:border-left="none" fo:border-right="none" fo:border-top="0.03pt solid #000000" fo:border-bottom="0.03pt solid #000000"/>
    </style:style>
    <style:style style:name="ce5" style:family="table-cell">
      <loext:graphic-properties draw:fill-color="#999999"/>
      <style:paragraph-properties fo:border-left="none" fo:border-right="none" fo:border-top="0.03pt solid #000000" fo:border-bottom="0.03pt solid #000000"/>
    </style:style>
    <style:style style:name="ce6" style:family="table-cell">
      <loext:graphic-properties draw:fill-color="#808080"/>
      <style:paragraph-properties fo:border-left="none" fo:border-right="none" fo:border-top="0.03pt solid #000000" fo:border-bottom="0.03pt solid #000000"/>
    </style:style>
    <style:style style:name="ce7" style:family="table-cell">
      <loext:graphic-properties draw:fill-color="#666666"/>
      <style:paragraph-properties fo:border-left="none" fo:border-right="none" fo:border-top="0.03pt solid #000000" fo:border-bottom="0.03pt solid #000000"/>
    </style:style>
    <style:style style:name="ce8" style:family="table-cell">
      <loext:graphic-properties draw:fill-color="#333333"/>
      <style:paragraph-properties fo:border-left="none" fo:border-right="none" fo:border-top="0.03pt solid #000000" fo:border-bottom="0.03pt solid #000000"/>
    </style:style>
    <style:style style:name="ce9" style:family="table-cell">
      <loext:graphic-properties draw:fill-color="#1c1c1c"/>
      <style:paragraph-properties fo:border-left="none" fo:border-right="none" fo:border-top="0.03pt solid #000000" fo:border-bottom="0.03pt solid #000000"/>
    </style:style>
    <style:style style:name="ce10" style:family="table-cell">
      <loext:graphic-properties draw:fill-color="#000000"/>
      <style:paragraph-properties fo:border-left="none" fo:border-right="0.03pt solid #000000" fo:border-top="0.03pt solid #000000" fo:border-bottom="0.03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5.069cm" svg:height="4.008cm" svg:x="2.966cm" svg:y="5.57cm">
          <table:table table:template-name="default" table:use-first-row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/>
              <table:table-cell table:style-name="ce3"/>
              <table:table-cell table:style-name="ce4"/>
              <table:table-cell table:style-name="ce5"/>
              <table:table-cell table:style-name="ce6"/>
              <table:table-cell table:style-name="ce7"/>
              <table:table-cell table:style-name="ce8"/>
              <table:table-cell table:style-name="ce9"/>
              <table:table-cell table:style-name="ce10"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4.2cm" svg:height="2.5cm" svg:x="3.4cm" svg:y="2.1cm">
          <draw:text-box>
            <text:p text:style-name="P1"><text:span text:style-name="T1">P</text:span><text:span text:style-name="T1">r</text:span><text:span text:style-name="T1">i</text:span><text:span text:style-name="T1">n</text:span><text:span text:style-name="T1">t </text:span><text:span text:style-name="T1">T</text:span><text:span text:style-name="T1">e</text:span><text:span text:style-name="T1">s</text:span><text:span text:style-name="T1">t </text:span><text:span text:style-name="T1">P</text:span><text:span text:style-name="T1">a</text:span><text:span text:style-name="T1">g</text:span><text:span text:style-name="T1">e</text:span></text:p>
          </draw:text-box>
        </draw:frame>
        <draw:frame draw:style-name="gr2" draw:text-style-name="P1" draw:layer="layout" svg:width="8.621cm" svg:height="10.777cm" svg:x="6.19cm" svg:y="17.223cm">
          <draw:image xlink:href="Pictures/100000000000020000000280F334F17C44DF82A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9T10:28:09.790856722</meta:creation-date>
    <dc:date>2020-07-03T13:52:11.282102569</dc:date>
    <meta:editing-duration>PT43M23S</meta:editing-duration>
    <meta:editing-cycles>5</meta:editing-cycles>
    <meta:generator>LibreOffice/6.0.7.3$Linux_X86_64 LibreOffice_project/00m0$Build-3</meta:generator>
    <meta:document-statistic meta:object-count="3"/>
  </office:meta>
</office:document-meta>
</file>